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margin-top="0mm" fo:margin-bottom="0mm" style:contextual-spacing="false" fo:orphans="2" fo:widows="2" fo:text-indent="0mm" style:auto-text-indent="fals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2" style:family="paragraph" style:parent-style-name="Text_20_body" style:list-style-name="L1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3" style:family="paragraph" style:parent-style-name="Text_20_body" style:list-style-name="L2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4" style:family="paragraph" style:parent-style-name="Text_20_body" style:list-style-name="L6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5" style:family="paragraph" style:parent-style-name="Text_20_body" style:list-style-name="L7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6" style:family="paragraph" style:parent-style-name="Text_20_body" style:list-style-name="L8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7" style:family="paragraph" style:parent-style-name="Text_20_body" style:list-style-name="L9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P8" style:family="paragraph" style:parent-style-name="Text_20_body" style:list-style-name="L3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9" style:family="paragraph" style:parent-style-name="Text_20_body" style:list-style-name="L4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0" style:family="paragraph" style:parent-style-name="Text_20_body" style:list-style-name="L5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1" style:family="paragraph" style:parent-style-name="Text_20_body" style:list-style-name="L10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2" style:family="paragraph" style:parent-style-name="Text_20_body" style:list-style-name="L11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3" style:family="paragraph" style:parent-style-name="Text_20_body" style:list-style-name="L12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T1" style:family="text">
      <style:text-properties fo:font-variant="normal" fo:text-transform="none" fo:color="#000000" style:font-name="Arial" fo:font-size="6.15000009536743pt" fo:letter-spacing="normal" fo:font-style="normal" fo:font-weight="normal" fo:background-color="#e0ecd4" loext:char-shading-value="0" fo:padding="0mm" fo:border="none"/>
    </style:style>
    <style:style style:name="T2" style:family="text">
      <style:text-properties fo:font-variant="normal" fo:text-transform="none" fo:color="#000000" style:font-name="Arial" fo:font-size="6.15000009536743pt" fo:letter-spacing="normal" fo:font-style="normal" fo:font-weight="normal" fo:padding="0mm" fo:border="none"/>
    </style:style>
    <style:style style:name="T3" style:family="text">
      <style:text-properties fo:font-variant="normal" fo:text-transform="none" fo:color="#000000" style:font-name="Arial" fo:font-size="6.15000009536743pt" fo:letter-spacing="normal" fo:font-style="normal" fo:font-weight="normal" fo:background-color="#d4ecbc" loext:char-shading-value="0" fo:padding="0mm" fo:border="none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1899652484864323" text:style-name="L1">
        <text:list-item>
          <text:p text:style-name="P2">Audiocases</text:p>
        </text:list-item>
      </text:list>
      <text:section text:style-name="Sect1" text:name="magicdomid3">
        <text:list xml:id="list1132995116644779090" text:style-name="L2">
          <text:list-item>
            <text:p text:style-name="P3">Broken window blind - broken stuff in general</text:p>
          </text:list-item>
        </text:list>
      </text:section>
      <text:section text:style-name="Sect1" text:name="magicdomid4">
        <text:list xml:id="list7289015263284065465" text:style-name="L3">
          <text:list-item>
            <text:p text:style-name="P8"/>
          </text:list-item>
        </text:list>
      </text:section>
      <text:section text:style-name="Sect1" text:name="magicdomid5">
        <text:list xml:id="list2506676760817245802" text:style-name="L4">
          <text:list-item>
            <text:p text:style-name="P9"><text:span text:style-name="T2">"Oops, something seems broken here! Please leave it undisturbed until someone can fix it - find the list of such items at shamblespad.com/p/nodenextraneeds "</text:span><text:span text:style-name="T1"> ![</text:span><text:a xlink:type="simple" xlink:href="https://chart.googleapis.com/chart?cht=qr&amp;chs=300x300&amp;chl=http%3A//shamblespad.com/p/nodenextraneeds&amp;chld=H">https://chart.googleapis.com/chart?cht=qr&amp;chs=300x300&amp;chl=http%3A//shamblespad.com/p/nodenextraneeds&amp;chld=H</text:a><text:span text:style-name="T1">|0](QR code for th)</text:span></text:p>
          </text:list-item>
        </text:list>
      </text:section>
      <text:section text:style-name="Sect1" text:name="magicdomid6">
        <text:list xml:id="list6187724023205475619" text:style-name="L5">
          <text:list-item>
            <text:p text:style-name="P10"/>
          </text:list-item>
        </text:list>
      </text:section>
      <text:section text:style-name="Sect1" text:name="magicdomid7">
        <text:list xml:id="list984953173633955129" text:style-name="L6">
          <text:list-item>
            <text:p text:style-name="P4">Mission cards</text:p>
          </text:list-item>
        </text:list>
      </text:section>
      <text:section text:style-name="Sect1" text:name="magicdomid8">
        <text:list xml:id="list6124456117260937119" text:style-name="L7">
          <text:list-item>
            <text:p text:style-name="P5">Mission card box</text:p>
          </text:list-item>
        </text:list>
      </text:section>
      <text:section text:style-name="Sect1" text:name="magicdomid9">
        <text:list xml:id="list5001427287801165428" text:style-name="L8">
          <text:list-item>
            <text:p text:style-name="P6">Mission card trophy place</text:p>
          </text:list-item>
        </text:list>
      </text:section>
      <text:section text:style-name="Sect1" text:name="magicdomid10">
        <text:list xml:id="list3530474610901914252" text:style-name="L9">
          <text:list-item>
            <text:p text:style-name="P7">Swish (QR code?!)</text:p>
          </text:list-item>
        </text:list>
      </text:section>
      <text:section text:style-name="Sect1" text:name="magicdomid11">
        <text:list xml:id="list2885934986358864176" text:style-name="L10">
          <text:list-item>
            <text:p text:style-name="P11"><text:span text:style-name="T2">Anyone understand the swish Uri scheme?  </text:span><text:a xlink:type="simple" xlink:href="https://www.getswish.se/content/uploads/2015/06/Integrationguide-Swish-Handel-150825.pdf">https://www.getswish.se/content/uploads/2015/06/Integrationguide-Swish-Handel-150825.pdf</text:a></text:p>
          </text:list-item>
        </text:list>
      </text:section>
      <text:section text:style-name="Sect1" text:name="magicdomid12">
        <text:list xml:id="list4145366272667033472" text:style-name="L11">
          <text:list-item>
            <text:p text:style-name="P12"><text:span text:style-name="T3">Seems they sorted that easy enough now! </text:span><text:a xlink:type="simple" xlink:href="https://www.getswish.se/qr/">https://www.getswish.se/qr/</text:a></text:p>
          </text:list-item>
        </text:list>
      </text:section>
      <text:section text:style-name="Sect1" text:name="magicdomid13">
        <text:list xml:id="list4617017291945341982" text:style-name="L12">
          <text:list-item>
            <text:p text:style-name="P13"><text:span text:style-name="T2">Wi-F autoconnect - </text:span><text:a xlink:type="simple" xlink:href="https://i.instabridge.com/4DxZNuqCr9FpvL8Z85PvO39MTO4B-VKoaxMK7hmbTVk">https://i.instabridge.com/4DxZNuqCr9FpvL8Z85PvO39MTO4B-VKoaxMK7hmbTVk</text:a><text:span text:style-name="T2"> (maybe this is not what we want, plus I put in the wrong password)</text:span></text:p>
          </text:list-item>
        </text:list>
      </text:section>
      <text:section text:style-name="Sect1" text:name="magicdomid14">
        <text:p text:style-name="P1"><text:line-break/></text:p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J Sveningsson</meta:initial-creator>
    <meta:creation-date>2017-07-03T19:36:08.561985777</meta:creation-date>
    <meta:printed-by>CJ Sveningsson</meta:printed-by>
    <meta:print-date>2017-07-03T19:38:58.795959993</meta:print-date>
    <dc:date>2017-07-03T21:09:16.770437388</dc:date>
    <dc:creator>CJ Sveningsson</dc:creator>
    <meta:editing-duration>PT1H17M57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94" meta:character-count="777" meta:non-whitespace-character-count="702"/>
  </office:meta>
</office:document-meta>
</file>